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Iosevka Nerd Font" svg:font-family="'Iosevka Nerd Font'"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Iosevka Nerd Font" officeooo:rsid="001a8774" officeooo:paragraph-rsid="001a8774"/>
    </style:style>
    <style:style style:name="P2" style:family="paragraph" style:parent-style-name="Standard">
      <style:text-properties style:font-name="Iosevka Nerd Font" fo:font-size="10pt" fo:font-weight="normal" officeooo:rsid="00247ba2" officeooo:paragraph-rsid="00247ba2" style:font-size-asian="10pt" style:font-weight-asian="normal" style:font-size-complex="10pt" style:font-weight-complex="normal"/>
    </style:style>
    <style:style style:name="P3" style:family="paragraph" style:parent-style-name="Standard">
      <style:text-properties style:font-name="Iosevka Nerd Font" fo:font-size="10pt" fo:font-weight="normal" officeooo:rsid="001babcf" officeooo:paragraph-rsid="001babcf" style:font-size-asian="10pt" style:font-weight-asian="normal" style:font-size-complex="10pt" style:font-weight-complex="normal"/>
    </style:style>
    <style:style style:name="P4" style:family="paragraph" style:parent-style-name="Standard">
      <style:text-properties style:font-name="Iosevka Nerd Font" fo:font-size="10pt" officeooo:rsid="001a8774" officeooo:paragraph-rsid="001a8774" style:font-size-asian="10pt" style:font-size-complex="10pt"/>
    </style:style>
    <style:style style:name="P5" style:family="paragraph" style:parent-style-name="Standard">
      <style:text-properties style:font-name="Iosevka Nerd Font" fo:font-size="10pt" officeooo:rsid="001a8774" officeooo:paragraph-rsid="001b3a74" style:font-size-asian="10pt" style:font-size-complex="10pt"/>
    </style:style>
    <style:style style:name="P6" style:family="paragraph" style:parent-style-name="Standard">
      <style:text-properties style:font-name="Iosevka Nerd Font" fo:font-size="10pt" officeooo:rsid="001d9aae" officeooo:paragraph-rsid="001d9aae" style:font-size-asian="10pt" style:font-size-complex="10pt"/>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Iosevka Nerd Font" fo:font-size="10pt" officeooo:rsid="001d9aae" officeooo:paragraph-rsid="00290826" style:font-size-asian="10pt" style:font-size-complex="10pt"/>
    </style:style>
    <style:style style:name="P8" style:family="paragraph" style:parent-style-name="Standard" style:master-page-name="">
      <loext:graphic-properties draw:fill="none"/>
      <style:paragraph-properties fo:margin-left="0in" fo:margin-right="0in" fo:text-indent="-0.1252in" style:auto-text-indent="false" style:page-number="auto" fo:background-color="transparent"/>
      <style:text-properties officeooo:rsid="001a8774" officeooo:paragraph-rsid="001a8774"/>
    </style:style>
    <style:style style:name="P9" style:family="paragraph" style:parent-style-name="Standard" style:master-page-name="">
      <loext:graphic-properties draw:fill="none"/>
      <style:paragraph-properties fo:margin-left="0in" fo:margin-right="0in" fo:text-indent="-0.1252in" style:auto-text-indent="false" style:page-number="auto" fo:background-color="transparent"/>
      <style:text-properties officeooo:rsid="001a8774" officeooo:paragraph-rsid="001b3a74"/>
    </style:style>
    <style:style style:name="P10" style:family="paragraph" style:parent-style-name="Standard" style:master-page-name="">
      <loext:graphic-properties draw:fill="none"/>
      <style:paragraph-properties fo:margin-left="0in" fo:margin-right="0in" fo:text-indent="-0.1252in" style:auto-text-indent="false" style:page-number="auto" fo:background-color="transparent">
        <style:tab-stops>
          <style:tab-stop style:position="0.028in"/>
        </style:tab-stops>
      </style:paragraph-properties>
      <style:text-properties style:font-name="Iosevka Nerd Font" fo:font-size="10pt" officeooo:rsid="001d9aae" officeooo:paragraph-rsid="00273744" style:font-size-asian="10pt" style:font-size-complex="10pt"/>
    </style:style>
    <style:style style:name="P11"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1d9aae" officeooo:paragraph-rsid="00310b6b" style:font-size-asian="10pt" style:font-size-complex="10pt"/>
    </style:style>
    <style:style style:name="P12"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1a8774" officeooo:paragraph-rsid="001a8774" style:font-size-asian="10pt" style:font-size-complex="10pt"/>
    </style:style>
    <style:style style:name="P13"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0pt" officeooo:rsid="001a8774" officeooo:paragraph-rsid="001b3a74" style:font-size-asian="10pt" style:font-size-complex="10pt"/>
    </style:style>
    <style:style style:name="P14"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4pt" style:text-underline-style="solid" style:text-underline-width="auto" style:text-underline-color="font-color" fo:font-weight="bold" officeooo:rsid="001a8774" style:font-size-asian="14pt" style:font-weight-asian="bold" style:font-size-complex="14pt" style:font-weight-complex="bold"/>
    </style:style>
    <style:style style:name="P15" style:family="paragraph" style:parent-style-name="Standard">
      <loext:graphic-properties draw:fill="none"/>
      <style:paragraph-properties fo:margin-left="0in" fo:margin-right="0in" fo:text-indent="-0.1252in" style:auto-text-indent="false" fo:background-color="transparent"/>
      <style:text-properties style:font-name="Iosevka Nerd Font" officeooo:rsid="001b3a74" officeooo:paragraph-rsid="001b3a74"/>
    </style:style>
    <style:style style:name="P16" style:family="paragraph" style:parent-style-name="Standard">
      <loext:graphic-properties draw:fill="none"/>
      <style:paragraph-properties fo:margin-left="0in" fo:margin-right="0in" fo:text-indent="-0.1252in" style:auto-text-indent="false" fo:background-color="transparent">
        <style:tab-stops>
          <style:tab-stop style:position="0.028in"/>
        </style:tab-stops>
      </style:paragraph-properties>
      <style:text-properties style:font-name="Iosevka Nerd Font" fo:font-size="10pt" officeooo:rsid="001d9aae" officeooo:paragraph-rsid="00273744" style:font-size-asian="10pt" style:font-size-complex="10pt"/>
    </style:style>
    <style:style style:name="P17"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1d9aae" officeooo:paragraph-rsid="00290826" style:font-size-asian="10pt" style:font-size-complex="10pt"/>
    </style:style>
    <style:style style:name="P18"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1d9aae" officeooo:paragraph-rsid="002ab4e7" style:font-size-asian="10pt" style:font-size-complex="10pt"/>
    </style:style>
    <style:style style:name="P19"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1d9aae" officeooo:paragraph-rsid="00310b6b" style:font-size-asian="10pt" style:font-size-complex="10pt"/>
    </style:style>
    <style:style style:name="P20"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2ab4e7" officeooo:paragraph-rsid="002ab4e7" style:font-size-asian="10pt" style:font-size-complex="10pt"/>
    </style:style>
    <style:style style:name="P21"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2e888f" officeooo:paragraph-rsid="002e888f" style:font-size-asian="10pt" style:font-size-complex="10pt"/>
    </style:style>
    <style:style style:name="P22" style:family="paragraph" style:parent-style-name="Standard">
      <loext:graphic-properties draw:fill="none"/>
      <style:paragraph-properties fo:margin-left="0in" fo:margin-right="0in" fo:text-indent="-0.1252in" style:auto-text-indent="false" fo:background-color="transparent"/>
      <style:text-properties style:font-name="Iosevka Nerd Font" fo:font-size="10pt" officeooo:rsid="002e38b0" officeooo:paragraph-rsid="002e38b0" style:font-size-asian="10pt" style:font-size-complex="10pt"/>
    </style:style>
    <style:style style:name="P23" style:family="paragraph" style:parent-style-name="Standard">
      <style:text-properties style:font-name="Iosevka Nerd Font" fo:font-size="10pt" fo:font-weight="normal" officeooo:rsid="001babcf" officeooo:paragraph-rsid="001babcf" style:font-size-asian="10pt" style:font-weight-asian="normal" style:font-size-complex="10pt" style:font-weight-complex="normal"/>
    </style:style>
    <style:style style:name="P24" style:family="paragraph" style:parent-style-name="Standard">
      <style:text-properties style:font-name="Iosevka Nerd Font" fo:font-size="10pt" fo:font-weight="normal" officeooo:rsid="00342b7c" officeooo:paragraph-rsid="00342b7c" style:font-size-asian="10pt" style:font-weight-asian="normal" style:font-size-complex="10pt" style:font-weight-complex="normal"/>
    </style:style>
    <style:style style:name="P25"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1pt" style:text-underline-style="solid" style:text-underline-width="auto" style:text-underline-color="font-color" fo:font-weight="bold" officeooo:rsid="0025f1bb" officeooo:paragraph-rsid="0025f1bb" style:font-size-asian="11pt" style:font-weight-asian="bold" style:font-size-complex="11pt" style:font-weight-complex="bold"/>
    </style:style>
    <style:style style:name="P26"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Iosevka Nerd Font" fo:font-size="11pt" officeooo:rsid="002ab4e7" officeooo:paragraph-rsid="002ab4e7" style:font-size-asian="11pt" style:font-size-complex="11pt"/>
    </style:style>
    <style:style style:name="T1" style:family="text">
      <style:text-properties officeooo:rsid="001b3a74"/>
    </style:style>
    <style:style style:name="T2" style:family="text">
      <style:text-properties officeooo:rsid="001e93a4"/>
    </style:style>
    <style:style style:name="T3" style:family="text">
      <style:text-properties style:font-name="Iosevka Nerd Font" fo:font-size="10pt" style:font-size-asian="10pt" style:font-size-complex="10pt"/>
    </style:style>
    <style:style style:name="T4" style:family="text">
      <style:text-properties style:font-name="Iosevka Nerd Font" fo:font-size="10pt" officeooo:rsid="001b3a74" style:font-size-asian="10pt" style:font-size-complex="10pt"/>
    </style:style>
    <style:style style:name="T5" style:family="text">
      <style:text-properties style:font-name="Iosevka Nerd Font" fo:font-size="10pt" officeooo:rsid="0025f1bb" style:font-size-asian="10pt" style:font-size-complex="10pt"/>
    </style:style>
    <style:style style:name="T6" style:family="text">
      <style:text-properties style:font-name="Iosevka Nerd Font" fo:font-size="10pt" officeooo:rsid="00260896" style:font-size-asian="10pt" style:font-size-complex="10pt"/>
    </style:style>
    <style:style style:name="T7" style:family="text">
      <style:text-properties style:font-name="Iosevka Nerd Font" fo:font-size="10pt" style:text-underline-style="solid" style:text-underline-width="auto" style:text-underline-color="font-color" fo:font-weight="bold" officeooo:rsid="0025f1bb" style:font-size-asian="10pt" style:font-weight-asian="bold" style:font-size-complex="10pt" style:font-weight-complex="bold"/>
    </style:style>
    <style:style style:name="T8" style:family="text">
      <style:text-properties style:font-name="Iosevka Nerd Font" fo:font-size="10pt" style:text-underline-style="solid" style:text-underline-width="auto" style:text-underline-color="font-color" fo:font-weight="bold" officeooo:rsid="00260896" style:font-size-asian="10pt" style:font-weight-asian="bold" style:font-size-complex="10pt"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5f1bb" style:font-weight-asian="bold" style:font-weight-complex="bold"/>
    </style:style>
    <style:style style:name="T11" style:family="text">
      <style:text-properties style:text-underline-style="solid" style:text-underline-width="auto" style:text-underline-color="font-color" fo:font-weight="bold" officeooo:rsid="00260896" style:font-weight-asian="bold" style:font-weight-complex="bold"/>
    </style:style>
    <style:style style:name="T12" style:family="text">
      <style:text-properties style:text-underline-style="solid" style:text-underline-width="auto" style:text-underline-color="font-color" fo:font-weight="bold" officeooo:rsid="00273744" style:font-weight-asian="bold" style:font-weight-complex="bold"/>
    </style:style>
    <style:style style:name="T13" style:family="text">
      <style:text-properties style:text-underline-style="solid" style:text-underline-width="auto" style:text-underline-color="font-color" fo:font-weight="bold" officeooo:rsid="00290826" style:font-weight-asian="bold" style:font-weight-complex="bold"/>
    </style:style>
    <style:style style:name="T14" style:family="text">
      <style:text-properties style:text-underline-style="solid" style:text-underline-width="auto" style:text-underline-color="font-color" fo:font-weight="bold" officeooo:rsid="002ab4e7" style:font-weight-asian="bold" style:font-weight-complex="bold"/>
    </style:style>
    <style:style style:name="T15" style:family="text">
      <style:text-properties style:text-underline-style="solid" style:text-underline-width="auto" style:text-underline-color="font-color" fo:font-weight="bold" officeooo:rsid="002e888f" style:font-weight-asian="bold" style:font-weight-complex="bold"/>
    </style:style>
    <style:style style:name="T16" style:family="text">
      <style:text-properties style:text-underline-style="solid" style:text-underline-width="auto" style:text-underline-color="font-color" fo:font-weight="bold" officeooo:rsid="00310b6b" style:font-weight-asian="bold" style:font-weight-complex="bold"/>
    </style:style>
    <style:style style:name="T17" style:family="text">
      <style:text-properties style:text-underline-style="solid" style:text-underline-width="auto" style:text-underline-color="font-color" fo:font-weight="bold" officeooo:rsid="00361c8c"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25f1bb" style:font-weight-asian="normal" style:font-weight-complex="normal"/>
    </style:style>
    <style:style style:name="T20" style:family="text">
      <style:text-properties style:text-underline-style="none" fo:font-weight="normal" officeooo:rsid="00273744" style:font-weight-asian="normal" style:font-weight-complex="normal"/>
    </style:style>
    <style:style style:name="T21" style:family="text">
      <style:text-properties style:text-underline-style="none" fo:font-weight="normal" officeooo:rsid="00260896" style:font-weight-asian="normal" style:font-weight-complex="normal"/>
    </style:style>
    <style:style style:name="T22" style:family="text">
      <style:text-properties style:text-underline-style="none" fo:font-weight="normal" officeooo:rsid="0036affb" style:font-weight-asian="normal" style:font-weight-complex="normal"/>
    </style:style>
    <style:style style:name="T23" style:family="text">
      <style:text-properties officeooo:rsid="00260896"/>
    </style:style>
    <style:style style:name="T24" style:family="text">
      <style:text-properties officeooo:rsid="00273744"/>
    </style:style>
    <style:style style:name="T25" style:family="text">
      <style:text-properties officeooo:rsid="00290826"/>
    </style:style>
    <style:style style:name="T26" style:family="text">
      <style:text-properties officeooo:rsid="002c44b6"/>
    </style:style>
    <style:style style:name="T27" style:family="text">
      <style:text-properties officeooo:rsid="002e888f"/>
    </style:style>
    <style:style style:name="T28" style:family="text">
      <style:text-properties fo:font-weight="bold" style:font-weight-asian="bold" style:font-weight-complex="bold"/>
    </style:style>
    <style:style style:name="T29" style:family="text">
      <style:text-properties officeooo:rsid="002f4373"/>
    </style:style>
    <style:style style:name="T30" style:family="text">
      <style:text-properties officeooo:rsid="00310b6b"/>
    </style:style>
    <style:style style:name="T31" style:family="text">
      <style:text-properties officeooo:rsid="00361c8c"/>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36af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ew <text:span text:style-name="T1">C</text:span>omputer <text:span text:style-name="T1">S</text:span>etup <text:span text:style-name="T1">For Use With GM Software v1.1</text:span></text:p>
      <text:p text:style-name="P15">written by Scott H</text:p>
      <text:p text:style-name="P1"/>
      <text:p text:style-name="P25">Step 0 – Wireless <text:span text:style-name="T31">S</text:span>etup</text:p>
      <text:p text:style-name="P2">*<text:span text:style-name="T27">Note – If at any time in the procedure windows asks for Administrative privalages, please accept and allow, to continue.</text:span></text:p>
      <text:p text:style-name="P2"/>
      <text:p text:style-name="P2">*Note – Wireless should come already setup, but I left this here in case it needs to be referenced at a later time.</text:p>
      <text:p text:style-name="P3"/>
      <text:p text:style-name="P3">Click the start menu, in the text field type “change wi-fi settings” click on it to open it. Under Wi-Fi, click on “show available networks” A list of wireless networks will open up on the right, click on “DekalbSycamore” check the box for “Connect automatically” Then enter the wireless network password. If you do not know the password, ask someone for it.</text:p>
      <text:p text:style-name="P3"/>
      <text:p text:style-name="P24">If not already completed, please see <text:span text:style-name="T33">Dell Bloatware Removal</text:span> document and remove all the useless software <text:span text:style-name="T34">that came preinstalled on your new laptop.</text:span></text:p>
      <text:p text:style-name="P4"/>
      <text:p text:style-name="P25">Step 1 – Internet Explorer <text:span text:style-name="T31">S</text:span>etup</text:p>
      <text:p text:style-name="P12"><text:span text:style-name="T10">1.1</text:span><text:span text:style-name="T19"> – </text:span><text:span text:style-name="T22">Locate the “microsoft Edge” icon in the taskbar, right click it and select “Unpin from taskbar”. </text:span><text:span text:style-name="T18">Click</text:span> the start menu, in the text field type “internet explorer” click on it to open it.</text:p>
      <text:p text:style-name="P4">Once IE opens, right click the Internet Explorer icon in the taskbar, click “pin to taskbar”.</text:p>
      <text:p text:style-name="P4"/>
      <text:p text:style-name="P8"><text:span text:style-name="T7">1.2</text:span><text:span text:style-name="T5"> - </text:span><text:span text:style-name="T3">Go to </text:span><text:a xlink:type="simple" xlink:href="http://www.google.com/" text:style-name="Internet_20_link" text:visited-style-name="Visited_20_Internet_20_Link"><text:span text:style-name="T3">www.google.com</text:span></text:a><text:span text:style-name="T3"> search for “gmglobalconnect” load up the first hit in the list, “Global Connect - GMglobalconnect.com” and log in as usual. </text:span><text:span text:style-name="T4">Make sure you have only one tab open and that it is GlobalConnect.</text:span></text:p>
      <text:p text:style-name="P4"/>
      <text:p text:style-name="P13"><text:span text:style-name="T11">1.3</text:span><text:span text:style-name="T23"> - </text:span>In the upper right of the Internet Explorer window there is a <text:span text:style-name="T1">star, click it and add the GlobalConnect homepage as a favorite.</text:span></text:p>
      <text:p text:style-name="P5"/>
      <text:p text:style-name="P9"><text:span text:style-name="T8">1.4</text:span><text:span text:style-name="T6"> - Next to the star is a l</text:span><text:span text:style-name="T3">ittle gear</text:span><text:span text:style-name="T5">(Note, if there is no gear, then you are likely not using internet explorer, </text:span><text:span text:style-name="T6">please see step 1.1</text:span><text:span text:style-name="T5">)</text:span><text:span text:style-name="T3">, click it to open the settings menu, click “Internet Options”. </text:span><text:span text:style-name="T4">At the top of this window in the Home page section, click “use current” then click “Ok” at the bottom of the window.</text:span></text:p>
      <text:p text:style-name="P6"/>
      <text:p text:style-name="P10"><text:span text:style-name="T11">1.5</text:span><text:span text:style-name="T23"> - C</text:span>lick the little house in Internet Explorer to go back to GlobalConnect (which we set as our homepage earlier) Go to “Service Information (SI)”, click the “Help” category and then click “TIFF and CGM Graphic Viewers (Download and Execute)” then click “TIFF Plugin Support” and follow the instructions exactly to install the TIFF Viewer. Once IE is open again, follow these same instructions only this time pick “CGM Plugin Support” and follow those instructions exactly.</text:p>
      <text:p text:style-name="P16"/>
      <text:p text:style-name="P16"><text:span text:style-name="T12">1.6</text:span><text:span text:style-name="T20"> - </text:span><text:span text:style-name="T21">Now</text:span><text:span text:style-name="T23"> completely close Internet Explorer and open it back up again, if prompted about CGM plugin, click “Enable”. Go back to </text:span>“Service Information (SI)”, <text:span text:style-name="T24">build any car and hit next, go to any repair instructions and click a picture. A bar at the bottom will pop up, select “Allow”. Now find any schematic, again, click “Allow” in the bar when it pops up. You may have to click a dialog box and then press back a couple of times before it lets you click “Allow” please do so.</text:span></text:p>
      <text:p text:style-name="P6"/>
      <text:p text:style-name="P26"><text:span text:style-name="T14">S</text:span><text:span text:style-name="T9">tep 2 – Java and Scan Tool </text:span><text:span text:style-name="T17">S</text:span><text:span text:style-name="T9">etup</text:span></text:p>
      <text:p text:style-name="P18"><text:span text:style-name="T14">2</text:span><text:span text:style-name="T11">.</text:span><text:span text:style-name="T14">0</text:span><text:span text:style-name="T23"> - </text:span>Next go back to the GlobalConnect main page and go to “Tis2Web”. <text:span text:style-name="T2">Click the question mark (“?”) icon in the upper right corner of the web page. On the left, select “JAVA”, click the “Click Here” link followed by “Save”, and then “Run” Install Java by following the prompts. Close the Microsoft Edge browser that opens, back in Internet Explorer, if a bar pops up, click “Enable” to allow the Java plug-in. Please close all web browsers and reopen Internet explorer again.</text:span></text:p>
      <text:p text:style-name="P17"><text:soft-page-break/></text:p>
      <text:p text:style-name="P20"><text:span text:style-name="T9">2.1</text:span> – Go back to Tis2Web and click on <text:span text:style-name="T25">“Global Diagnostic System 2 (GDS 2)” </text:span>and “Start GDS2” click “Allow”, check “Do not ask again until the next update is available” check box and then click “Later”, followed by “Run” twice. GDS2 software will now install, please follow the prompts to complete the installation. <text:span text:style-name="T26">Once GDS2 opens, follow the prompts to download the latest software. Once this is done, close GDS2.</text:span></text:p>
      <text:p text:style-name="P20"/>
      <text:p text:style-name="P22"><text:span text:style-name="T9">2.2</text:span> – Go back to the Tis2Web main page and click “Software Download (SWDL)” <text:span text:style-name="T27">then “Start Software Download”, click “Allow”, click “Run”, click the “Do not show this again...” checkbox, click “Run”. Next follow the prompts to install Tech2Win. When asked to install device software, make sure the “Always trust...” check box is checked and click “Install”. Once installed “Software Download” will open, leave it open. </text:span></text:p>
      <text:p text:style-name="P22"/>
      <text:p text:style-name="P21"><text:span text:style-name="T9">2.3</text:span> – Keep Software Download open<text:span text:style-name="T29">(if renewing lease, open it from Tis2Web website on globalconnect)</text:span> and open Tech2Win from the desktop by opening the “Quickstart” icon, click “OK”, click, “Cancel”, let <text:span text:style-name="T29">Tech2Win boot to Tech2 screen(if it does not, then close it and reopen it until it does). Go back to Software Download, click the bullet for “Custom” then click “Next”. Scorll down to ‘North American Operations” click the circle with the horizonal line next to “33.004-32MB”, click on “English”, click “Select” followed by “Download&gt;”, this will load the correct software on to Tech2Win and renew your software lease at the same time, this procedure must be repeated once per month to keep a valid software lease.</text:span></text:p>
      <text:p text:style-name="P7"/>
      <text:p text:style-name="P11"><text:span text:style-name="T14">2</text:span><text:span text:style-name="T13">.</text:span><text:span text:style-name="T15">4</text:span><text:span text:style-name="T25"> – Go back to the Tis2Web main page Click the question mark (“?”) icon in the upper right corner of he web page. On the left, select “MDI 2 wireless driver (Windows 10 only)” Follow the instructions exactly, including the part about restarting the computer twice. O</text:span></text:p>
      <text:p text:style-name="P19"/>
      <text:p text:style-name="P19"><text:span text:style-name="T16">2.5</text:span><text:span text:style-name="T30"> - pen “GM MDI Manager” from the desktop, plug in MDI2 Wireless USB stick, plug USB cord from MDI2 to computer. Leave the USB cord plugged in to the computer until it is configured and you can click on it, MDI Manager may close, if it does, reopen it. Once able, click the MDI you are connected to and “Connect”, once successful a check mark will appear on the MDI2 icon, click “Disconnect”. Next unplug the USB cord. The MDI that is learned will now show up as able to connect wirelessly, click “Connect”, wait for it to connect and click “Disconnect” once more. Repeat this step for every MDI that you would like to learn to your compu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Iosevka Nerd Font" svg:font-family="'Iosevka Nerd Font'"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2:43:26.314000000</meta:creation-date>
    <dc:date>2018-07-11T16:38:37.152202047</dc:date>
    <meta:editing-duration>PT9H9S</meta:editing-duration>
    <meta:editing-cycles>13</meta:editing-cycles>
    <meta:generator>LibreOffice/6.0.5.2$Linux_X86_64 LibreOffice_project/00m0$Build-2</meta:generator>
    <meta:document-statistic meta:table-count="0" meta:image-count="0" meta:object-count="0" meta:page-count="2" meta:paragraph-count="22" meta:word-count="997" meta:character-count="5729" meta:non-whitespace-character-count="4743"/>
  </office:meta>
</office:document-meta>
</file>